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draw:stroke="none" svg:stroke-color="#000000" draw:fill="none" fo:min-height="0.442cm"/>
    </style:style>
    <style:style style:name="gr6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.55cm" fo:min-width="0.3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color="#00cc33" fo:font-size="24pt" style:font-size-asian="24pt" style:font-size-complex="24pt"/>
    </style:style>
    <style:style style:name="P6" style:family="paragraph">
      <loext:graphic-properties draw:fill="none" draw:fill-color="#ffffff"/>
      <style:text-properties fo:color="#ff6600" fo:font-size="24pt" style:font-size-asian="24pt" style:font-size-complex="24pt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cc33" fo:font-size="24pt" style:font-size-asian="24pt" style:font-size-complex="24pt"/>
    </style:style>
    <style:style style:name="T5" style:family="text">
      <style:text-properties fo:color="#ff66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4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75cm" svg:y1="1.225cm" svg:x2="0.7cm" svg:y2="1.9cm" draw:start-shape="id1" draw:start-glue-point="7" draw:end-shape="id2" draw:end-glue-point="4" svg:d="M1575 1225c-584 0-875 225-875 675" svg:viewBox="0 0 876 676">
          <text:p/>
        </draw:connector>
        <draw:custom-shape draw:style-name="gr3" draw:text-style-name="P1" xml:id="id3" draw:id="id3" draw:layer="layout" svg:width="1.2cm" svg:height="1.2cm" svg:x="1.43cm" svg:y="1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1.765cm" svg:y="0.459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1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0.451cm" svg:y="2.164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1.8cm" svg:y="2.196cm">
          <draw:text-box>
            <text:p text:style-name="P1"><text:span text:style-name="T1">7</text:span></text:p>
          </draw:text-box>
        </draw:frame>
        <draw:custom-shape draw:style-name="gr6" draw:text-style-name="P1" xml:id="id5" draw:id="id5" draw:layer="layout" svg:width="1.2cm" svg:height="1.2cm" svg:x="3.1cm" svg:y="3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46cm" svg:y="3.562cm">
          <draw:text-box>
            <text:p text:style-name="P1"><text:span text:style-name="T1">5</text:span></text:p>
          </draw:text-box>
        </draw:frame>
        <draw:frame draw:style-name="gr4" draw:text-style-name="P3" draw:layer="layout" svg:width="0.4cm" svg:height="0.862cm" svg:x="11.8cm" svg:y="-0.154cm">
          <draw:text-box>
            <text:p text:style-name="P1"><text:span text:style-name="T1">1</text:span></text:p>
          </draw:text-box>
        </draw:frame>
        <draw:frame draw:style-name="gr7" draw:text-style-name="P4" draw:layer="layout" svg:width="3.4cm" svg:height="1cm" svg:x="0.9cm" svg:y="6cm">
          <draw:text-box>
            <text:p><text:span text:style-name="T2">r</text:span><text:span text:style-name="T3"> =(5,2)</text:span></text:p>
          </draw:text-box>
        </draw:frame>
        <draw:connector draw:style-name="gr8" draw:text-style-name="P2" draw:layer="layout" draw:type="curve" draw:line-skew="0cm -1.126cm 0.423cm" svg:x1="2cm" svg:y1="1.4cm" svg:x2="2.03cm" svg:y2="1.905cm" draw:start-shape="id1" draw:start-glue-point="8" draw:end-shape="id3" draw:end-glue-point="4" svg:d="M2000 1400c0 39 0 26 0 226s30 161 30 279" svg:viewBox="0 0 31 506">
          <text:p/>
        </draw:connector>
        <draw:custom-shape draw:style-name="gr6" draw:text-style-name="P1" xml:id="id4" draw:id="id4" draw:layer="layout" svg:width="1.2cm" svg:height="1.2cm" svg:x="2.751cm" svg:y="1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3.102cm" svg:y="2.165cm">
          <draw:text-box>
            <text:p text:style-name="P1"><text:span text:style-name="T1">6</text:span></text:p>
          </draw:text-box>
        </draw:frame>
        <draw:connector draw:style-name="gr8" draw:text-style-name="P2" draw:layer="layout" draw:type="curve" svg:x1="2.425cm" svg:y1="1.225cm" svg:x2="3.351cm" svg:y2="1.901cm" draw:start-shape="id1" draw:start-glue-point="9" draw:end-shape="id4" draw:end-glue-point="4" svg:d="M2425 1225c618 0 926 225 926 676" svg:viewBox="0 0 927 677">
          <text:p/>
        </draw:connector>
        <draw:custom-shape draw:style-name="gr6" draw:text-style-name="P1" xml:id="id6" draw:id="id6" draw:layer="layout" svg:width="1.2cm" svg:height="1.2cm" svg:x="3.101cm" svg:y="4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47cm" svg:y="5.063cm">
          <draw:text-box>
            <text:p text:style-name="P1"><text:span text:style-name="T1">3</text:span></text:p>
          </draw:text-box>
        </draw:frame>
        <draw:custom-shape draw:style-name="gr6" draw:text-style-name="P1" xml:id="id7" draw:id="id7" draw:layer="layout" svg:width="1.2cm" svg:height="1.2cm" svg:x="1.729cm" svg:y="4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2.175cm" svg:y="5.063cm">
          <draw:text-box>
            <text:p text:style-name="P1"><text:span text:style-name="T1">4</text:span></text:p>
          </draw:text-box>
        </draw:frame>
        <draw:connector draw:style-name="gr8" draw:text-style-name="P2" draw:layer="layout" draw:type="curve" draw:line-skew="0cm -1.126cm 0.299cm" svg:x1="3.7cm" svg:y1="4.5cm" svg:x2="3.701cm" svg:y2="4.801cm" draw:start-shape="id5" draw:start-glue-point="8" draw:end-shape="id6" draw:end-glue-point="4" svg:d="M3700 4500c0 39 0 26 0 113s1 37 1 188" svg:viewBox="0 0 2 302">
          <text:p/>
        </draw:connector>
        <draw:connector draw:style-name="gr8" draw:text-style-name="P2" draw:layer="layout" draw:type="curve" svg:x1="3.1cm" svg:y1="3.9cm" svg:x2="2.329cm" svg:y2="4.801cm" draw:start-shape="id5" draw:end-shape="id7" draw:end-glue-point="4" svg:d="M3100 3900c-514 0-771 300-771 901" svg:viewBox="0 0 772 902">
          <text:p/>
        </draw:connector>
        <draw:custom-shape draw:style-name="gr6" draw:text-style-name="P1" xml:id="id8" draw:id="id8" draw:layer="layout" svg:width="1.2cm" svg:height="1.2cm" svg:x="5.901cm" svg:y="0.188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6.076cm" svg:y1="1.213cm" svg:x2="5.201cm" svg:y2="1.888cm" draw:start-shape="id8" draw:start-glue-point="7" draw:end-shape="id9" draw:end-glue-point="4" svg:d="M6076 1213c-584 0-875 225-875 675" svg:viewBox="0 0 876 676">
          <text:p/>
        </draw:connector>
        <draw:custom-shape draw:style-name="gr9" draw:text-style-name="P1" xml:id="id10" draw:id="id10" draw:layer="layout" svg:width="1.2cm" svg:height="1.2cm" svg:x="5.931cm" svg:y="1.8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6.266cm" svg:y="0.447cm">
          <draw:text-box>
            <text:p text:style-name="P1"><text:span text:style-name="T1">1</text:span></text:p>
          </draw:text-box>
        </draw:frame>
        <draw:custom-shape draw:style-name="gr6" draw:text-style-name="P1" xml:id="id9" draw:id="id9" draw:layer="layout" svg:width="1.2cm" svg:height="1.2cm" svg:x="4.601cm" svg:y="1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4.952cm" svg:y="2.152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6.301cm" svg:y="2.184cm">
          <draw:text-box>
            <text:p text:style-name="P1"><text:span text:style-name="T1">7</text:span></text:p>
          </draw:text-box>
        </draw:frame>
        <draw:custom-shape draw:style-name="gr6" draw:text-style-name="P1" xml:id="id12" draw:id="id12" draw:layer="layout" svg:width="1.2cm" svg:height="1.2cm" svg:x="7.601cm" svg:y="3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8.047cm" svg:y="3.55cm">
          <draw:text-box>
            <text:p text:style-name="P1"><text:span text:style-name="T1">5</text:span></text:p>
          </draw:text-box>
        </draw:frame>
        <draw:frame draw:style-name="gr7" draw:text-style-name="P4" draw:layer="layout" svg:width="3.4cm" svg:height="1cm" svg:x="5.401cm" svg:y="5.988cm">
          <draw:text-box>
            <text:p><text:span text:style-name="T2">r =</text:span><text:span text:style-name="T3">(5,4)</text:span></text:p>
          </draw:text-box>
        </draw:frame>
        <draw:connector draw:style-name="gr8" draw:text-style-name="P2" draw:layer="layout" draw:type="curve" draw:line-skew="0cm -1.126cm 0.423cm" svg:x1="6.501cm" svg:y1="1.388cm" svg:x2="6.531cm" svg:y2="1.893cm" draw:start-shape="id8" draw:start-glue-point="8" draw:end-shape="id10" draw:end-glue-point="4" svg:d="M6501 1388c0 39 0 26 0 226s30 161 30 279" svg:viewBox="0 0 31 506">
          <text:p/>
        </draw:connector>
        <draw:custom-shape draw:style-name="gr6" draw:text-style-name="P1" xml:id="id11" draw:id="id11" draw:layer="layout" svg:width="1.2cm" svg:height="1.2cm" svg:x="7.252cm" svg:y="1.8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7.603cm" svg:y="2.153cm">
          <draw:text-box>
            <text:p text:style-name="P1"><text:span text:style-name="T1">6</text:span></text:p>
          </draw:text-box>
        </draw:frame>
        <draw:connector draw:style-name="gr8" draw:text-style-name="P2" draw:layer="layout" draw:type="curve" svg:x1="6.926cm" svg:y1="1.213cm" svg:x2="7.852cm" svg:y2="1.889cm" draw:start-shape="id8" draw:start-glue-point="9" draw:end-shape="id11" draw:end-glue-point="4" svg:d="M6926 1213c618 0 926 225 926 676" svg:viewBox="0 0 927 677">
          <text:p/>
        </draw:connector>
        <draw:custom-shape draw:style-name="gr6" draw:text-style-name="P1" xml:id="id13" draw:id="id13" draw:layer="layout" svg:width="1.2cm" svg:height="1.2cm" svg:x="7.602cm" svg:y="4.7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8.048cm" svg:y="5.051cm">
          <draw:text-box>
            <text:p text:style-name="P1"><text:span text:style-name="T1">3</text:span></text:p>
          </draw:text-box>
        </draw:frame>
        <draw:custom-shape draw:style-name="gr6" draw:text-style-name="P1" xml:id="id14" draw:id="id14" draw:layer="layout" svg:width="1.2cm" svg:height="1.2cm" svg:x="6.23cm" svg:y="4.7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6.676cm" svg:y="5.051cm">
          <draw:text-box>
            <text:p text:style-name="P1"><text:span text:style-name="T1">4</text:span></text:p>
          </draw:text-box>
        </draw:frame>
        <draw:connector draw:style-name="gr8" draw:text-style-name="P2" draw:layer="layout" draw:type="curve" draw:line-skew="0cm -1.126cm 0.299cm" svg:x1="8.201cm" svg:y1="4.488cm" svg:x2="8.202cm" svg:y2="4.789cm" draw:start-shape="id12" draw:start-glue-point="8" draw:end-shape="id13" draw:end-glue-point="4" svg:d="M8201 4488c0 39 0 26 0 113s1 37 1 188" svg:viewBox="0 0 2 302">
          <text:p/>
        </draw:connector>
        <draw:connector draw:style-name="gr8" draw:text-style-name="P2" draw:layer="layout" draw:type="curve" svg:x1="7.601cm" svg:y1="3.888cm" svg:x2="6.83cm" svg:y2="4.789cm" draw:start-shape="id12" draw:end-shape="id14" draw:end-glue-point="4" svg:d="M7601 3888c-514 0-771 300-771 901" svg:viewBox="0 0 772 902">
          <text:p/>
        </draw:connector>
        <draw:custom-shape draw:style-name="gr6" draw:text-style-name="P1" xml:id="id15" draw:id="id15" draw:layer="layout" svg:width="1.2cm" svg:height="1.2cm" svg:x="1.401cm" svg:y="7.488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.576cm" svg:y1="8.513cm" svg:x2="0.701cm" svg:y2="9.188cm" draw:start-shape="id15" draw:start-glue-point="7" draw:end-shape="id16" draw:end-glue-point="4" svg:d="M1576 8513c-584 0-875 225-875 675" svg:viewBox="0 0 876 676">
          <text:p/>
        </draw:connector>
        <draw:custom-shape draw:style-name="gr9" draw:text-style-name="P1" xml:id="id27" draw:id="id27" draw:layer="layout" svg:width="1.2cm" svg:height="1.2cm" svg:x="1.431cm" svg:y="9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1.766cm" svg:y="7.747cm">
          <draw:text-box>
            <text:p text:style-name="P1"><text:span text:style-name="T1">1</text:span></text:p>
          </draw:text-box>
        </draw:frame>
        <draw:custom-shape draw:style-name="gr6" draw:text-style-name="P1" xml:id="id16" draw:id="id16" draw:layer="layout" svg:width="1.2cm" svg:height="1.2cm" svg:x="0.101cm" svg:y="9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0.452cm" svg:y="9.452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1.801cm" svg:y="9.484cm">
          <draw:text-box>
            <text:p text:style-name="P1"><text:span text:style-name="T1">7</text:span></text:p>
          </draw:text-box>
        </draw:frame>
        <draw:custom-shape draw:style-name="gr6" draw:text-style-name="P1" xml:id="id18" draw:id="id18" draw:layer="layout" svg:width="1.2cm" svg:height="1.2cm" svg:x="3.101cm" svg:y="10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47cm" svg:y="10.85cm">
          <draw:text-box>
            <text:p text:style-name="P1"><text:span text:style-name="T1">5</text:span></text:p>
          </draw:text-box>
        </draw:frame>
        <draw:frame draw:style-name="gr7" draw:text-style-name="P4" draw:layer="layout" svg:width="3.4cm" svg:height="1cm" svg:x="0.9cm" svg:y="13.3cm">
          <draw:text-box>
            <text:p><text:span text:style-name="T2">r</text:span><text:span text:style-name="T3"> =(7,4)</text:span></text:p>
          </draw:text-box>
        </draw:frame>
        <draw:custom-shape draw:style-name="gr6" draw:text-style-name="P1" xml:id="id17" draw:id="id17" draw:layer="layout" svg:width="1.2cm" svg:height="1.2cm" svg:x="2.752cm" svg:y="9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3.103cm" svg:y="9.453cm">
          <draw:text-box>
            <text:p text:style-name="P1"><text:span text:style-name="T1">6</text:span></text:p>
          </draw:text-box>
        </draw:frame>
        <draw:connector draw:style-name="gr8" draw:text-style-name="P2" draw:layer="layout" draw:type="curve" svg:x1="2.426cm" svg:y1="8.513cm" svg:x2="3.352cm" svg:y2="9.189cm" draw:start-shape="id15" draw:start-glue-point="9" draw:end-shape="id17" draw:end-glue-point="4" svg:d="M2426 8513c618 0 926 225 926 676" svg:viewBox="0 0 927 677">
          <text:p/>
        </draw:connector>
        <draw:connector draw:style-name="gr8" draw:text-style-name="P2" draw:layer="layout" draw:type="curve" svg:x1="4.126cm" svg:y1="10.763cm" svg:x2="2.601cm" svg:y2="8.088cm" draw:start-shape="id18" draw:start-glue-point="11" draw:end-shape="id15" draw:end-glue-point="10" svg:d="M4126 10763c0-1784-508-2675-1525-2675" svg:viewBox="0 0 1526 2676">
          <text:p/>
        </draw:connector>
        <draw:custom-shape draw:style-name="gr6" draw:text-style-name="P1" xml:id="id19" draw:id="id19" draw:layer="layout" svg:width="1.2cm" svg:height="1.2cm" svg:x="3.102cm" svg:y="12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3.548cm" svg:y="12.351cm">
          <draw:text-box>
            <text:p text:style-name="P1"><text:span text:style-name="T1">3</text:span></text:p>
          </draw:text-box>
        </draw:frame>
        <draw:custom-shape draw:style-name="gr6" draw:text-style-name="P1" xml:id="id20" draw:id="id20" draw:layer="layout" svg:width="1.2cm" svg:height="1.2cm" svg:x="1.73cm" svg:y="12.0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2.176cm" svg:y="12.351cm">
          <draw:text-box>
            <text:p text:style-name="P1"><text:span text:style-name="T1">4</text:span></text:p>
          </draw:text-box>
        </draw:frame>
        <draw:connector draw:style-name="gr8" draw:text-style-name="P2" draw:layer="layout" draw:type="curve" draw:line-skew="0cm -1.126cm 0.299cm" svg:x1="3.701cm" svg:y1="11.788cm" svg:x2="3.702cm" svg:y2="12.089cm" draw:start-shape="id18" draw:start-glue-point="8" draw:end-shape="id19" draw:end-glue-point="4" svg:d="M3701 11788c0 39 0 26 0 113s1 37 1 188" svg:viewBox="0 0 2 302">
          <text:p/>
        </draw:connector>
        <draw:connector draw:style-name="gr8" draw:text-style-name="P2" draw:layer="layout" draw:type="curve" svg:x1="3.101cm" svg:y1="11.188cm" svg:x2="2.33cm" svg:y2="12.089cm" draw:start-shape="id18" draw:end-shape="id20" draw:end-glue-point="4" svg:d="M3101 11188c-514 0-771 300-771 901" svg:viewBox="0 0 772 902">
          <text:p/>
        </draw:connector>
        <draw:custom-shape draw:style-name="gr6" draw:text-style-name="P1" xml:id="id21" draw:id="id21" draw:layer="layout" svg:width="1.2cm" svg:height="1.2cm" svg:x="5.902cm" svg:y="7.476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6.077cm" svg:y1="8.501cm" svg:x2="5.202cm" svg:y2="9.176cm" draw:start-shape="id21" draw:start-glue-point="7" draw:end-shape="id22" draw:end-glue-point="4" svg:d="M6077 8501c-584 0-875 225-875 675" svg:viewBox="0 0 876 676">
          <text:p/>
        </draw:connector>
        <draw:custom-shape draw:style-name="gr9" draw:text-style-name="P1" xml:id="id23" draw:id="id23" draw:layer="layout" svg:width="1.2cm" svg:height="1.2cm" svg:x="5.932cm" svg:y="9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cm" svg:height="0.862cm" svg:x="6.267cm" svg:y="7.735cm">
          <draw:text-box>
            <text:p text:style-name="P1"><text:span text:style-name="T1">1</text:span></text:p>
          </draw:text-box>
        </draw:frame>
        <draw:custom-shape draw:style-name="gr6" draw:text-style-name="P1" xml:id="id22" draw:id="id22" draw:layer="layout" svg:width="1.2cm" svg:height="1.2cm" svg:x="4.602cm" svg:y="9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4.953cm" svg:y="9.44cm">
          <draw:text-box>
            <text:p text:style-name="P1"><text:span text:style-name="T1">2</text:span></text:p>
          </draw:text-box>
        </draw:frame>
        <draw:frame draw:style-name="gr5" draw:text-style-name="P3" draw:layer="layout" svg:width="0.4cm" svg:height="0.692cm" svg:x="6.302cm" svg:y="9.472cm">
          <draw:text-box>
            <text:p text:style-name="P1"><text:span text:style-name="T1">7</text:span></text:p>
          </draw:text-box>
        </draw:frame>
        <draw:custom-shape draw:style-name="gr6" draw:text-style-name="P1" xml:id="id25" draw:id="id25" draw:layer="layout" svg:width="1.2cm" svg:height="1.2cm" svg:x="7.602cm" svg:y="10.5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8.048cm" svg:y="10.838cm">
          <draw:text-box>
            <text:p text:style-name="P1"><text:span text:style-name="T1">5</text:span></text:p>
          </draw:text-box>
        </draw:frame>
        <draw:frame draw:style-name="gr7" draw:text-style-name="P4" draw:layer="layout" svg:width="3.4cm" svg:height="1cm" svg:x="5.402cm" svg:y="13.276cm">
          <draw:text-box>
            <text:p><text:span text:style-name="T2">r = </text:span><text:span text:style-name="T3">(4,2)</text:span></text:p>
          </draw:text-box>
        </draw:frame>
        <draw:connector draw:style-name="gr8" draw:text-style-name="P2" draw:layer="layout" draw:type="curve" draw:line-skew="0cm -1.126cm 0.423cm" svg:x1="6.502cm" svg:y1="8.676cm" svg:x2="6.532cm" svg:y2="9.181cm" draw:start-shape="id21" draw:start-glue-point="8" draw:end-shape="id23" draw:end-glue-point="4" svg:d="M6502 8676c0 40 0 27 0 227s30 161 30 278" svg:viewBox="0 0 31 506">
          <text:p/>
        </draw:connector>
        <draw:custom-shape draw:style-name="gr6" draw:text-style-name="P1" xml:id="id24" draw:id="id24" draw:layer="layout" svg:width="1.2cm" svg:height="1.2cm" svg:x="7.253cm" svg:y="9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4cm" svg:height="0.692cm" svg:x="7.604cm" svg:y="9.441cm">
          <draw:text-box>
            <text:p text:style-name="P1"><text:span text:style-name="T1">6</text:span></text:p>
          </draw:text-box>
        </draw:frame>
        <draw:connector draw:style-name="gr8" draw:text-style-name="P2" draw:layer="layout" draw:type="curve" svg:x1="6.927cm" svg:y1="8.501cm" svg:x2="7.853cm" svg:y2="9.177cm" draw:start-shape="id21" draw:start-glue-point="9" draw:end-shape="id24" draw:end-glue-point="4" svg:d="M6927 8501c618 0 926 225 926 676" svg:viewBox="0 0 927 677">
          <text:p/>
        </draw:connector>
        <draw:connector draw:style-name="gr8" draw:text-style-name="P2" draw:layer="layout" draw:type="curve" svg:x1="8.627cm" svg:y1="10.751cm" svg:x2="7.102cm" svg:y2="8.076cm" draw:start-shape="id25" draw:start-glue-point="11" draw:end-shape="id21" draw:end-glue-point="10" svg:d="M8627 10751c0-1784-508-2675-1525-2675" svg:viewBox="0 0 1526 2676">
          <text:p/>
        </draw:connector>
        <draw:custom-shape draw:style-name="gr6" draw:text-style-name="P1" xml:id="id26" draw:id="id26" draw:layer="layout" svg:width="1.2cm" svg:height="1.2cm" svg:x="7.603cm" svg:y="12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8.049cm" svg:y="12.339cm">
          <draw:text-box>
            <text:p text:style-name="P1"><text:span text:style-name="T1">3</text:span></text:p>
          </draw:text-box>
        </draw:frame>
        <draw:custom-shape draw:style-name="gr6" draw:text-style-name="P1" xml:id="id28" draw:id="id28" draw:layer="layout" svg:width="1.2cm" svg:height="1.2cm" svg:x="6.231cm" svg:y="12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3cm" svg:height="0.692cm" svg:x="6.677cm" svg:y="12.339cm">
          <draw:text-box>
            <text:p text:style-name="P1"><text:span text:style-name="T1">4</text:span></text:p>
          </draw:text-box>
        </draw:frame>
        <draw:connector draw:style-name="gr8" draw:text-style-name="P2" draw:layer="layout" draw:type="curve" draw:line-skew="0cm -1.126cm 0.299cm" svg:x1="8.202cm" svg:y1="11.776cm" svg:x2="8.203cm" svg:y2="12.077cm" draw:start-shape="id25" draw:start-glue-point="8" draw:end-shape="id26" draw:end-glue-point="4" svg:d="M8202 11776c0 39 1 26 1 113s0 37 0 188" svg:viewBox="0 0 2 302">
          <text:p/>
        </draw:connector>
        <draw:connector draw:style-name="gr8" draw:text-style-name="P2" draw:layer="layout" draw:type="curve" draw:line-skew="-0.726cm" svg:x1="1.125cm" svg:y1="2.925cm" svg:x2="3.275cm" svg:y2="3.475cm" draw:start-shape="id2" draw:start-glue-point="9" draw:end-shape="id5" draw:end-glue-point="5" svg:d="M1125 2925c525 0-550 550 2150 550" svg:viewBox="0 0 2151 551">
          <text:p/>
        </draw:connector>
        <draw:connector draw:style-name="gr8" draw:text-style-name="P2" draw:layer="layout" draw:type="curve" svg:x1="7.255cm" svg:y1="4.964cm" svg:x2="7.776cm" svg:y2="4.313cm" draw:start-shape="id14" draw:start-glue-point="11" draw:end-shape="id12" draw:end-glue-point="7" svg:d="M7255 4964c0-434 173-651 521-651" svg:viewBox="0 0 522 652">
          <text:p/>
        </draw:connector>
        <draw:connector draw:style-name="gr8" draw:text-style-name="P2" draw:layer="layout" draw:type="curve" svg:x1="1.905cm" svg:y1="12.264cm" svg:x2="2.031cm" svg:y2="10.393cm" draw:start-shape="id20" draw:start-glue-point="5" draw:end-shape="id27" draw:end-glue-point="8" svg:d="M1905 12264c0-1158 126-223 126-1871" svg:viewBox="0 0 127 1872">
          <text:p/>
        </draw:connector>
        <draw:connector draw:style-name="gr8" draw:text-style-name="P2" draw:layer="layout" draw:type="curve" svg:x1="6.406cm" svg:y1="12.252cm" svg:x2="5.202cm" svg:y2="10.376cm" draw:start-shape="id28" draw:start-glue-point="5" draw:end-shape="id22" draw:end-glue-point="8" svg:d="M6406 12252c0-1162-1204-225-1204-1876" svg:viewBox="0 0 1205 1877">
          <text:p/>
        </draw:connector>
        <draw:frame draw:style-name="gr10" draw:text-style-name="P5" draw:layer="layout" svg:width="1.213cm" svg:height="1.195cm" svg:x="3.001cm" svg:y="6.001cm">
          <draw:text-box>
            <text:p><text:span text:style-name="T4">✓</text:span></text:p>
          </draw:text-box>
        </draw:frame>
        <draw:frame draw:style-name="gr10" draw:text-style-name="P5" draw:layer="layout" svg:width="1.213cm" svg:height="1.195cm" svg:x="3.202cm" svg:y="13.28cm">
          <draw:text-box>
            <text:p><text:span text:style-name="T4">✓</text:span></text:p>
          </draw:text-box>
        </draw:frame>
        <draw:frame draw:style-name="gr10" draw:text-style-name="P5" draw:layer="layout" svg:width="1.213cm" svg:height="1.195cm" svg:x="7.603cm" svg:y="13.281cm">
          <draw:text-box>
            <text:p><text:span text:style-name="T4">✓</text:span></text:p>
          </draw:text-box>
        </draw:frame>
        <draw:frame draw:style-name="gr10" draw:text-style-name="P6" draw:layer="layout" svg:width="1.213cm" svg:height="1.195cm" svg:x="7.481cm" svg:y="5.981cm">
          <draw:text-box>
            <text:p><text:span text:style-name="T5">✗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20-09-04T09:35:39.820234648</dc:date>
    <meta:editing-duration>PT15H3M44S</meta:editing-duration>
    <meta:editing-cycles>34</meta:editing-cycles>
    <meta:generator>LibreOffice/6.0.7.3$Linux_X86_64 LibreOffice_project/00m0$Build-3</meta:generator>
    <meta:document-statistic meta:object-count="89"/>
  </office:meta>
</office:document-meta>
</file>